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cd2" officeooo:paragraph-rsid="00110cd2"/>
    </style:style>
    <style:style style:name="P2" style:family="paragraph" style:parent-style-name="Standard">
      <style:text-properties officeooo:rsid="00110cd2" officeooo:paragraph-rsid="001b0861"/>
    </style:style>
    <style:style style:name="P3" style:family="paragraph" style:parent-style-name="Standard">
      <style:text-properties fo:font-weight="bold" officeooo:rsid="00110cd2" officeooo:paragraph-rsid="00110cd2" style:font-weight-asian="bold" style:font-weight-complex="bold"/>
    </style:style>
    <style:style style:name="P4" style:family="paragraph" style:parent-style-name="Standard">
      <style:text-properties fo:font-weight="bold" officeooo:rsid="00110cd2" officeooo:paragraph-rsid="001b0861" style:font-weight-asian="bold" style:font-weight-complex="bold"/>
    </style:style>
    <style:style style:name="P5" style:family="paragraph" style:parent-style-name="Standard">
      <style:text-properties fo:font-weight="bold" officeooo:rsid="000fb47f" officeooo:paragraph-rsid="000fb47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b47f" officeooo:paragraph-rsid="000fb47f" style:font-weight-asian="bold" style:font-weight-complex="bold"/>
    </style:style>
    <style:style style:name="P7" style:family="paragraph" style:parent-style-name="Standard">
      <style:text-properties officeooo:rsid="000fb47f" officeooo:paragraph-rsid="000fb47f"/>
    </style:style>
    <style:style style:name="P8" style:family="paragraph" style:parent-style-name="Standard">
      <style:text-properties officeooo:rsid="001208e7" officeooo:paragraph-rsid="001208e7"/>
    </style:style>
    <style:style style:name="P9" style:family="paragraph" style:parent-style-name="Standard">
      <style:text-properties fo:font-weight="bold" officeooo:rsid="001208e7" officeooo:paragraph-rsid="001208e7" style:font-weight-asian="bold" style:font-weight-complex="bold"/>
    </style:style>
    <style:style style:name="P10" style:family="paragraph" style:parent-style-name="Standard">
      <style:text-properties officeooo:rsid="000fb47f" officeooo:paragraph-rsid="000fb47f"/>
    </style:style>
    <style:style style:name="T1" style:family="text">
      <style:text-properties officeooo:rsid="001b08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0cd2"/>
    </style:style>
    <style:style style:name="T4" style:family="text">
      <style:text-properties officeooo:rsid="00112d99"/>
    </style:style>
    <style:style style:name="T5" style:family="text">
      <style:text-properties officeooo:rsid="001208e7"/>
    </style:style>
    <style:style style:name="T6" style:family="text">
      <style:text-properties officeooo:rsid="00122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el de dép<text:span text:style-name="T4">loiement</text:span></text:p>
      <text:p text:style-name="P7"/>
      <text:p text:style-name="P5">Creer 2 tables <text:span text:style-name="T5">Postgresql </text:span>avec les r<text:span text:style-name="T3">equetes </text:span>suivantes :</text:p>
      <text:p text:style-name="P3"/>
      <text:p text:style-name="P2">CREATE TABLE <text:span text:style-name="T1">T_typeFood</text:span>(</text:p>
      <text:p text:style-name="P2"><text:span text:style-name="T1">typeFood_id</text:span> SERIAL PRIMARY KEY,</text:p>
      <text:p text:style-name="P2"><text:span text:style-name="T1">typeFood</text:span> VARCHAR(255) NOT NULL</text:p>
      <text:p text:style-name="P2">);</text:p>
      <text:p text:style-name="P4"/>
      <text:p text:style-name="P3"/>
      <text:p text:style-name="P1">CREATE TABLE <text:span text:style-name="T1">T_</text:span>food(</text:p>
      <text:p text:style-name="P1">id_food SERIAL PRIMARY KEY,</text:p>
      <text:p text:style-name="P1">namefood VARCHAR(255) NOT NULL , </text:p>
      <text:p text:style-name="P2"><text:span text:style-name="T1">fk_</text:span>typefood_<text:span text:style-name="T1">id INTEGER</text:span> <text:span text:style-name="T1">REFERENCES TypeFood (typeFood_id)</text:span>, </text:p>
      <text:p text:style-name="P1">energeticvalue FLOAT NOT NULL CHECK (energeticvalue &gt;= 0), </text:p>
      <text:p text:style-name="P1">proteinlevel FLOAT NOT NULL CHECK (proteinlevel &gt;= 0), </text:p>
      <text:p text:style-name="P1">glucidlevel FLOAT NOT NULL CHECK (glucidlevel &gt;= 0),</text:p>
      <text:p text:style-name="P1">lipidlevel FLOAT NOT NULL CHECK (lipidlevel &gt;= 0)</text:p>
      <text:p text:style-name="P1">);</text:p>
      <text:p text:style-name="P1"/>
      <text:p text:style-name="P1"/>
      <text:p text:style-name="Standard"/>
      <text:p text:style-name="P9">Compiler le programme.</text:p>
      <text:p text:style-name="P8"/>
      <text:p text:style-name="P7"><text:span text:style-name="T2">Lancer l’application</text:span> via commande en ligne <text:span text:style-name="T6">à partir du</text:span> fichier .class fourni, suivi de l URL de la base de donnée, <text:span text:style-name="T6">ainsi que </text:span>votre user et votre mdp.</text:p>
      <text:p text:style-name="P8">Et suivre les informations dans le menu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45:17.654000000</meta:creation-date>
    <dc:date>2018-03-20T17:19:05.720000000</dc:date>
    <meta:editing-duration>PT10M10S</meta:editing-duration>
    <meta:editing-cycles>4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8" meta:word-count="112" meta:character-count="729" meta:non-whitespace-character-count="631"/>
  </office:meta>
</office:document-meta>
</file>